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hecker.BaseChecker( CoreAnnotationProcessorEnv env , SourceFileInfo sourceFileInfo , Diagnostics 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Checker.getDiagno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ecker.setRuntimeVersionChecker( RuntimeVersionChecker runtimeVersionChe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ecker.check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Checker.getRuntimeVersion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ecker.getSourceFil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hecker.get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